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92D86FBCC7A0E44.png" manifest:media-type="image/png"/>
  <manifest:file-entry manifest:full-path="Pictures/1000000000000556000003003DC6AB2E36BC0BD5.png" manifest:media-type="image/png"/>
  <manifest:file-entry manifest:full-path="Pictures/10000000000005560000030040069B2D0DA15451.png" manifest:media-type="image/png"/>
  <manifest:file-entry manifest:full-path="Pictures/10000000000005560000030026D9DDCE4CD2B64C.png" manifest:media-type="image/png"/>
  <manifest:file-entry manifest:full-path="Pictures/100000000000055600000300B0CAD8AE0B08EF41.png" manifest:media-type="image/png"/>
  <manifest:file-entry manifest:full-path="Pictures/100000000000055600000300DA83B61E9E4D59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9.341cm" svg:height="10.873cm" draw:z-index="0"><draw:image xlink:href="Pictures/10000000000005560000030040069B2D0DA15451.png" xlink:type="simple" xlink:show="embed" xlink:actuate="onLoad"/></draw:frame></text:p>
      <text:p text:style-name="Standard"/>
      <text:p text:style-name="Standard"/>
      <text:p text:style-name="Standard"><draw:frame draw:style-name="fr1" draw:name="Image2" text:anchor-type="paragraph" svg:width="19.142cm" svg:height="10.76cm" draw:z-index="1"><draw:image xlink:href="Pictures/10000000000005560000030026D9DDCE4CD2B64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3" text:anchor-type="paragraph" svg:x="-0.213cm" svg:y="0.026cm" svg:width="17cm" svg:height="9.557cm" draw:z-index="2"><draw:image xlink:href="Pictures/100000000000055600000300B0CAD8AE0B08EF4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-0.362cm" svg:y="0.055cm" svg:width="17.724cm" svg:height="9.962cm" draw:z-index="3"><draw:image xlink:href="Pictures/100000000000055600000300DA83B61E9E4D5934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5" text:anchor-type="paragraph" svg:x="-0.788cm" svg:y="0.381cm" svg:width="18.577cm" svg:height="10.444cm" draw:z-index="4"><draw:image xlink:href="Pictures/1000000000000556000003003DC6AB2E36BC0BD5.png" xlink:type="simple" xlink:show="embed" xlink:actuate="onLoad"/></draw:frame></text:p>
      <text:p text:style-name="Standard"/>
      <text:p text:style-name="Standard"><draw:frame draw:style-name="fr2" draw:name="Image6" text:anchor-type="paragraph" svg:x="-0.716cm" svg:y="0.39cm" svg:width="18.006cm" svg:height="10.121cm" draw:z-index="5"><draw:image xlink:href="Pictures/100000000000055600000300692D86FBCC7A0E44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20:28:49.398960842</meta:creation-date>
    <dc:date>2016-03-22T20:30:57.859666049</dc:date>
    <meta:editing-duration>PT2M9S</meta:editing-duration>
    <meta:editing-cycles>1</meta:editing-cycles>
    <meta:document-statistic meta:table-count="0" meta:image-count="6" meta:object-count="0" meta:page-count="4" meta:paragraph-count="0" meta:word-count="0" meta:character-count="0" meta:non-whitespace-character-count="0"/>
    <meta:generator>LibreOffice/5.0.5.2$Linux_X86_64 LibreOffice_project/00m0$Build-2</meta:generator>
  </office:meta>
</office:document-meta>
</file>